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95cm" fo:min-width="5.7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4.9cm"/>
    </style:style>
    <style:style style:name="gr3" style:family="graphic" style:parent-style-name="standard">
      <style:graphic-properties draw:textarea-horizontal-align="justify" draw:textarea-vertical-align="middle" draw:auto-grow-height="false" fo:min-height="1.85cm" fo:min-width="6.1cm"/>
    </style:style>
    <style:style style:name="gr4" style:family="graphic" style:parent-style-name="standard">
      <style:graphic-properties draw:textarea-horizontal-align="justify" draw:textarea-vertical-align="middle" draw:auto-grow-height="false" fo:min-height="3.95cm" fo:min-width="1.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25cm" fo:min-width="0.401cm"/>
    </style:style>
    <style:style style:name="gr7" style:family="graphic" style:parent-style-name="standard">
      <style:graphic-properties draw:textarea-horizontal-align="justify" draw:textarea-vertical-align="middle" draw:auto-grow-height="false" fo:min-height="3.95cm" fo:min-width="3.8cm"/>
    </style:style>
    <style:style style:name="gr8" style:family="graphic" style:parent-style-name="standard">
      <style:graphic-properties draw:textarea-horizontal-align="justify" draw:textarea-vertical-align="middle" draw:auto-grow-height="false" fo:min-height="3.95cm" fo:min-width="1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6.2cm" svg:height="4.2cm" svg:x="1.5cm" svg:y="2.5cm">
          <text:p text:style-name="P1">Data Sources</text:p>
          <text:p text:style-name="P1">with AP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cm" svg:height="2cm" svg:x="11.1cm" svg:y="6.2cm">
          <text:p text:style-name="P1">To JSON 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6cm" svg:height="2.1cm" svg:x="17.6cm" svg:y="6.1cm">
          <text:p text:style-name="P1">Elastic</text:p>
          <text:p text:style-name="P1">Search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cm" svg:height="4.2cm" svg:x="8.2cm" svg:y="2.5cm">
          <text:p text:style-name="P1">API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7.1cm" svg:y1="9.7cm" svg:x2="7.9cm" svg:y2="9.7cm">
          <text:p/>
        </draw:line>
        <draw:custom-shape draw:style-name="gr6" draw:text-style-name="P1" draw:layer="layout" svg:width="0.9cm" svg:height="0.8cm" svg:x="1.8cm" svg:y="5.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1" draw:layer="layout" svg:width="4.3cm" svg:height="4.2cm" svg:x="1.3cm" svg:y="7.3cm">
          <text:p text:style-name="P1">Data Sources</text:p>
          <text:p text:style-name="P1">without API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9cm" svg:height="0.8cm" svg:x="1.6cm" svg:y="10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" draw:layer="layout" svg:width="2.1cm" svg:height="4.2cm" svg:x="5.8cm" svg:y="7.3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8cm" svg:height="4.2cm" svg:x="8.4cm" svg:y="7.3cm">
          <text:p text:style-name="P1"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3.313cm" svg:height="0.962cm" draw:transform="rotate (1.55107410624736) translate (6.273cm 11.112cm)">
          <draw:text-box>
            <text:p>Download</text:p>
          </draw:text-box>
        </draw:frame>
        <draw:frame draw:style-name="gr9" draw:text-style-name="P3" draw:layer="layout" svg:width="2.792cm" svg:height="0.962cm" draw:transform="rotate (1.55107410624736) translate (8.873cm 10.981cm)">
          <draw:text-box>
            <text:p>Process</text:p>
          </draw:text-box>
        </draw:frame>
        <draw:custom-shape draw:style-name="gr3" draw:text-style-name="P1" draw:layer="layout" svg:width="6.6cm" svg:height="2.1cm" svg:x="17.7cm" svg:y="8.7cm">
          <text:p text:style-name="P1">Others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0.3cm" svg:y1="4.6cm" svg:x2="12.6cm" svg:y2="6.2cm">
          <text:p/>
        </draw:line>
        <draw:line draw:style-name="gr5" draw:text-style-name="P2" draw:layer="layout" svg:x1="10.3cm" svg:y1="9.8cm" svg:x2="12.2cm" svg:y2="8.3cm">
          <text:p/>
        </draw:line>
        <draw:line draw:style-name="gr5" draw:text-style-name="P2" draw:layer="layout" svg:x1="16.5cm" svg:y1="7.1cm" svg:x2="17.6cm" svg:y2="7.1cm">
          <text:p/>
        </draw:line>
        <draw:line draw:style-name="gr5" draw:text-style-name="P2" draw:layer="layout" svg:x1="16.5cm" svg:y1="7.1cm" svg:x2="17.8cm" svg:y2="9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cs </meta:initial-creator>
    <meta:creation-date>2015-11-05T12:30:42.164119767</meta:creation-date>
    <dc:date>2015-11-05T13:04:06.540080146</dc:date>
    <dc:creator>acs </dc:creator>
    <meta:editing-duration>PT33M23S</meta:editing-duration>
    <meta:editing-cycles>3</meta:editing-cycles>
    <meta:generator>LibreOffice/5.0.2.2$Linux_X86_64 LibreOffice_project/00m0$Build-2</meta:generator>
    <meta:document-statistic meta:object-count="17"/>
  </office:meta>
</office:document-meta>
</file>